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3Font_10" svg:font-family="T3Font_10" style:font-family-generic="swiss"/>
    <style:font-face style:name="T3Font_11" svg:font-family="T3Font_11" style:font-family-generic="swiss"/>
    <style:font-face style:name="T3Font_15" svg:font-family="T3Font_15" style:font-family-generic="swiss"/>
    <style:font-face style:name="T3Font_16" svg:font-family="T3Font_16" style:font-family-generic="swiss"/>
    <style:font-face style:name="T3Font_17" svg:font-family="T3Font_17" style:font-family-generic="swiss"/>
    <style:font-face style:name="T3Font_21" svg:font-family="T3Font_21" style:font-family-generic="swiss"/>
    <style:font-face style:name="T3Font_4" svg:font-family="T3Font_4" style:font-family-generic="swiss"/>
    <style:font-face style:name="T3Font_5" svg:font-family="T3Font_5" style:font-family-generic="swiss"/>
    <style:font-face style:name="T3Font_6" svg:font-family="T3Font_6" style:font-family-generic="swiss"/>
    <style:font-face style:name="T3Font_7" svg:font-family="T3Font_7" style:font-family-generic="swiss"/>
    <style:font-face style:name="T3Font_8" svg:font-family="T3Font_8" style:font-family-generic="swiss"/>
    <style:font-face style:name="T3Font_9" svg:font-family="T3Font_9" style:font-family-generic="swiss"/>
    <style:font-face style:name="Lato Medium" svg:font-family="'Lato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233.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6.76mm" fo:break-before="auto" style:use-optimal-row-height="false"/>
    </style:style>
    <style:style style:name="ro3" style:family="table-row">
      <style:table-row-properties style:row-height="10.99mm" fo:break-before="auto" style:use-optimal-row-height="false"/>
    </style:style>
    <style:style style:name="ro4" style:family="table-row">
      <style:table-row-properties style:row-height="7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ff6666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2" style:family="table-cell" style:parent-style-name="Default">
      <style:table-cell-properties fo:border-bottom="0.06pt solid #000000" fo:background-color="#ff9999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8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Lato Medium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Lato Medium" fo:font-size="10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text-outline="false" style:text-line-through-style="none" style:text-line-through-type="none" style:font-name="Lato Medium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Lato Medium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28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30" style:family="table-cell" style:parent-style-name="Default">
      <style:table-cell-properties fo:border-bottom="0.06pt solid #000000" fo:background-color="#ff6666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style:font-name="Lato Medium" fo:font-size="10pt" style:font-size-asian="10pt" style:font-size-complex="10pt"/>
    </style:style>
    <style:style style:name="T1" style:family="text">
      <style:text-properties fo:color="#000000" style:font-name="T3Font_7" fo:font-size="10.5pt" style:font-name-asian="T3Font_7" style:font-name-complex="T3Font_7" style:font-size-asian="10.5pt" style:font-size-complex="10.5pt"/>
    </style:style>
    <style:style style:name="T2" style:family="text">
      <style:text-properties fo:color="#000000" fo:font-size="10.5pt" style:font-size-asian="10.5pt" style:font-size-complex="10.5pt" style:font-name="T3Font_9" style:font-name-asian="T3Font_9" style:font-name-complex="T3Font_9"/>
    </style:style>
    <style:style style:name="T3" style:family="text">
      <style:text-properties fo:color="#000000" fo:font-size="10.5pt" style:font-size-asian="10.5pt" style:font-size-complex="10.5pt" style:font-name="T3Font_8" style:font-name-asian="T3Font_8" style:font-name-complex="T3Font_8"/>
    </style:style>
    <style:style style:name="T4" style:family="text">
      <style:text-properties fo:color="#000000" fo:font-size="10.5pt" style:font-size-asian="10.5pt" style:font-size-complex="10.5pt" style:font-name="T3Font_10" style:font-name-asian="T3Font_10" style:font-name-complex="T3Font_10"/>
    </style:style>
    <style:style style:name="T5" style:family="text">
      <style:text-properties fo:color="#000000" fo:font-size="10.5pt" style:font-size-asian="10.5pt" style:font-size-complex="10.5pt" style:font-name="T3Font_7" style:font-name-asian="T3Font_7" style:font-name-complex="T3Font_7"/>
    </style:style>
    <style:style style:name="T6" style:family="text">
      <style:text-properties fo:color="#000000" fo:font-size="10.5pt" style:font-size-asian="10.5pt" style:font-size-complex="10.5pt" style:font-name="T3Font_11" style:font-name-asian="T3Font_11" style:font-name-complex="T3Font_11"/>
    </style:style>
    <style:style style:name="T7" style:family="text">
      <style:text-properties style:font-name="T3Font_11" style:font-name-asian="T3Font_11" style:font-name-complex="T3Font_11" style:font-size-asian="10.5pt" style:font-size-complex="10.5pt"/>
    </style:style>
    <style:style style:name="T8" style:family="text">
      <style:text-properties style:font-size-asian="10.5pt" style:font-size-complex="10.5pt" style:font-name="T3Font_8" style:font-name-asian="T3Font_8" style:font-name-complex="T3Font_8"/>
    </style:style>
    <style:style style:name="T9" style:family="text">
      <style:text-properties style:font-size-asian="10.5pt" style:font-size-complex="10.5pt" style:font-name="T3Font_9" style:font-name-asian="T3Font_9" style:font-name-complex="T3Font_9"/>
    </style:style>
    <style:style style:name="T10" style:family="text">
      <style:text-properties style:font-size-asian="10.5pt" style:font-size-complex="10.5pt" style:font-name="T3Font_17" style:font-name-asian="T3Font_17" style:font-name-complex="T3Font_17"/>
    </style:style>
    <style:style style:name="T11" style:family="text">
      <style:text-properties style:font-size-asian="10.5pt" style:font-size-complex="10.5pt" style:font-name="T3Font_15" style:font-name-asian="T3Font_15" style:font-name-complex="T3Font_15"/>
    </style:style>
    <style:style style:name="T12" style:family="text">
      <style:text-properties style:font-size-asian="10.5pt" style:font-size-complex="10.5pt" style:font-name="T3Font_10" style:font-name-asian="T3Font_10" style:font-name-complex="T3Font_10"/>
    </style:style>
    <style:style style:name="T13" style:family="text">
      <style:text-properties style:font-name="T3Font_7" fo:font-size="10.5pt" style:font-name-asian="T3Font_7" style:font-name-complex="T3Font_7" style:font-size-asian="10.5pt" style:font-size-complex="10.5pt"/>
    </style:style>
    <style:style style:name="T14" style:family="text">
      <style:text-properties fo:font-size="10.5pt" style:font-size-asian="10.5pt" style:font-size-complex="10.5pt" style:font-name="T3Font_9" style:font-name-asian="T3Font_9" style:font-name-complex="T3Font_9"/>
    </style:style>
    <style:style style:name="T15" style:family="text">
      <style:text-properties fo:font-size="10.5pt" style:font-size-asian="10.5pt" style:font-size-complex="10.5pt" style:font-name="T3Font_8" style:font-name-asian="T3Font_8" style:font-name-complex="T3Font_8"/>
    </style:style>
    <style:style style:name="T16" style:family="text">
      <style:text-properties style:font-name="T3Font_16" fo:font-size="8.5pt" style:font-name-asian="T3Font_16" style:font-name-complex="T3Font_16" style:font-size-asian="8.5pt" style:font-size-complex="8.5pt"/>
    </style:style>
    <style:style style:name="T17" style:family="text">
      <style:text-properties style:font-name="T3Font_10" fo:font-size="10.5pt" style:font-name-asian="T3Font_10" style:font-name-complex="T3Font_10" style:font-size-asian="10.5pt" style:font-size-complex="10.5pt"/>
    </style:style>
    <style:style style:name="T18" style:family="text">
      <style:text-properties fo:font-size="10.5pt" style:font-size-asian="10.5pt" style:font-size-complex="10.5pt" style:font-name="T3Font_7" style:font-name-asian="T3Font_7" style:font-name-complex="T3Font_7"/>
    </style:style>
    <style:style style:name="T19" style:family="text">
      <style:text-properties fo:font-size="10.5pt" style:font-size-asian="10.5pt" style:font-size-complex="10.5pt" style:font-name="T3Font_10" style:font-name-asian="T3Font_10" style:font-name-complex="T3Font_10"/>
    </style:style>
    <style:style style:name="T20" style:family="text">
      <style:text-properties style:font-name="T3Font_11" fo:font-size="10.5pt" style:font-name-asian="T3Font_11" style:font-name-complex="T3Font_11" style:font-size-asian="10.5pt" style:font-size-complex="10.5pt"/>
    </style:style>
    <style:style style:name="T21" style:family="text">
      <style:text-properties style:font-name="T3Font_4" fo:font-size="12.5pt" style:font-name-asian="T3Font_4" style:font-name-complex="T3Font_4" style:font-size-asian="12.5pt" style:font-size-complex="12.5pt"/>
    </style:style>
    <style:style style:name="T22" style:family="text">
      <style:text-properties fo:font-size="12.5pt" style:font-size-asian="12.5pt" style:font-size-complex="12.5pt" style:font-name="T3Font_21" style:font-name-asian="T3Font_21" style:font-name-complex="T3Font_21"/>
    </style:style>
    <style:style style:name="T23" style:family="text">
      <style:text-properties fo:font-size="12.5pt" style:font-size-asian="12.5pt" style:font-size-complex="12.5pt" style:font-name="T3Font_4" style:font-name-asian="T3Font_4" style:font-name-complex="T3Font_4"/>
    </style:style>
    <style:style style:name="T24" style:family="text">
      <style:text-properties fo:font-size="12.5pt" style:font-size-asian="12.5pt" style:font-size-complex="12.5pt" style:font-name="T3Font_5" style:font-name-asian="T3Font_5" style:font-name-complex="T3Font_5"/>
    </style:style>
    <style:style style:name="T25" style:family="text">
      <style:text-properties fo:font-size="12.5pt" style:font-size-asian="12.5pt" style:font-size-complex="12.5pt" style:font-name="T3Font_6" style:font-name-asian="T3Font_6" style:font-name-complex="T3Font_6"/>
    </style:style>
    <style:style style:name="T26" style:family="text">
      <style:text-properties style:font-name="T3Font_8" fo:font-size="10.5pt" style:font-name-asian="T3Font_8" style:font-name-complex="T3Font_8" style:font-size-asian="10.5pt" style:font-size-complex="10.5pt"/>
    </style:style>
    <style:style style:name="T27" style:family="text">
      <style:text-properties style:font-name-asian="T3Font_4" style:font-name-complex="T3Font_4" style:font-size-asian="12.5pt" style:font-size-complex="12.5pt"/>
    </style:style>
    <style:style style:name="T28" style:family="text">
      <style:text-properties style:font-size-asian="12.5pt" style:font-size-complex="12.5pt" style:font-name-asian="T3Font_6" style:font-name-complex="T3Font_6"/>
    </style:style>
    <style:style style:name="T29" style:family="text">
      <style:text-properties style:font-size-asian="12.5pt" style:font-size-complex="12.5pt" style:font-name-asian="T3Font_5" style:font-name-complex="T3Font_5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1"/>
        <table:table-column table:style-name="co3" table:number-columns-repeated="1021" table:default-cell-style-name="ce21"/>
        <table:table-column table:style-name="co3" table:default-cell-style-name="ce23"/>
        <table:table-row table:style-name="ro1">
          <table:table-cell table:style-name="ce3"/>
          <table:table-cell table:style-name="ce8" office:value-type="string" calcext:value-type="string">
            <text:p>EVALUACIÓN FINAL MÓDULO 1</text:p>
          </table:table-cell>
          <table:table-cell table:style-name="ce28" table:number-columns-repeated="1021"/>
          <table:table-cell table:style-name="ce30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4" office:value-type="string" calcext:value-type="string">
            <text:p>El botón de hamburguesa (en la esquina superior izquierda) debe estar fijo en la parte superior de la pantalla y no debe desaparecer al hacer scroll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4" office:value-type="string" calcext:value-type="string">
            <text:p>El icono de la hamburguesa debe ser un enlace a la página de Adalab. Este menú de hamburguesa no desplega ningún submenú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4" office:value-type="string" calcext:value-type="string">
            <text:p>Primer módulo (Anonymous proxy): debe estar maquetado con flexbox y debe ocupar el alto de la ventana del navegador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4" office:value-type="string" calcext:value-type="string">
            <text:p>Segundo módulo (Looking Through A Window): se puede maquetar usando las propiedades de CSS que se deseen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4" office:value-type="string" calcext:value-type="string">
            <text:p>Tercer módulo (3 Reasons To Purchase): los 3 elementos del listado deben estar maquetados con CSS Grid en todos los tamaños de pantalla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5" office:value-type="string" calcext:value-type="string">
            <text:p>Cuarto módulo (footer): se debe maquetar usando flexbox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4" office:value-type="string" calcext:value-type="string">
            <text:p><text:s/>Todos los textos de la columna"ARTICLES" <text:s/>y todos los textos de la columna "TWITTER" deben ser enlaces a la página de Adalab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16" office:value-type="string" calcext:value-type="string">
            <text:p><text:span text:style-name="T1">E</text:span><text:span text:style-name="T2">l b</text:span><text:span text:style-name="T3">otón </text:span><text:span text:style-name="T2">de flecha del </text:span><text:span text:style-name="T3">mó</text:span><text:span text:style-name="T2">d</text:span><text:span text:style-name="T3">u</text:span><text:span text:style-name="T2">l</text:span><text:span text:style-name="T3">o </text:span><text:span text:style-name="T2">he</text:span><text:span text:style-name="T3">ro </text:span><text:span text:style-name="T2">debe e</text:span><text:span text:style-name="T3">n</text:span><text:span text:style-name="T2">la</text:span><text:span text:style-name="T3">z</text:span><text:span text:style-name="T2">a</text:span><text:span text:style-name="T3">r </text:span><text:span text:style-name="T2">a la </text:span><text:span text:style-name="T3">s</text:span><text:span text:style-name="T2">ecci</text:span><text:span text:style-name="T3">ón </text:span><text:span text:style-name="T4">"3 </text:span><text:span text:style-name="T5">R</text:span><text:span text:style-name="T2">ea</text:span><text:span text:style-name="T3">sons </text:span><text:span text:style-name="T5">T</text:span><text:span text:style-name="T3">o </text:span><text:span text:style-name="T5">P</text:span><text:span text:style-name="T3">ur</text:span><text:span text:style-name="T2">cha</text:span><text:span text:style-name="T3">s</text:span><text:span text:style-name="T2">e</text:span><text:span text:style-name="T4">".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16" office:value-type="string" calcext:value-type="string">
            <text:p><text:span text:style-name="T1">E</text:span><text:span text:style-name="T2">l b</text:span><text:span text:style-name="T3">otón </text:span><text:span text:style-name="T2">de flecha del f</text:span><text:span text:style-name="T3">oot</text:span><text:span text:style-name="T2">e</text:span><text:span text:style-name="T3">r </text:span><text:span text:style-name="T2">debe e</text:span><text:span text:style-name="T3">n</text:span><text:span text:style-name="T2">la</text:span><text:span text:style-name="T3">z</text:span><text:span text:style-name="T2">a</text:span><text:span text:style-name="T3">r </text:span><text:span text:style-name="T2">al i</text:span><text:span text:style-name="T3">n</text:span><text:span text:style-name="T2">ici</text:span><text:span text:style-name="T3">o </text:span><text:span text:style-name="T2">de la </text:span><text:span text:style-name="T3">p</text:span><text:span text:style-name="T2">ági</text:span><text:span text:style-name="T3">n</text:span><text:span text:style-name="T2">a</text:span><text:span text:style-name="T4">.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17" office:value-type="string" calcext:value-type="string">
            <text:p><text:span text:style-name="T1">T</text:span><text:span text:style-name="T3">o</text:span><text:span text:style-name="T2">d</text:span><text:span text:style-name="T3">os </text:span><text:span text:style-name="T2">l</text:span><text:span text:style-name="T3">os </text:span><text:span text:style-name="T2">li</text:span><text:span text:style-name="T3">n</text:span><text:span text:style-name="T2">k</text:span><text:span text:style-name="T3">s </text:span><text:span text:style-name="T2">del </text:span><text:span text:style-name="T3">p</text:span><text:span text:style-name="T2">ie debe</text:span><text:span text:style-name="T3">n </text:span><text:span text:style-name="T2">i</text:span><text:span text:style-name="T3">r </text:span><text:span text:style-name="T2">a h</text:span><text:span text:style-name="T3">ttps</text:span><text:span text:style-name="T4">://</text:span><text:span text:style-name="T2">adalab</text:span><text:span text:style-name="T4">.</text:span><text:span text:style-name="T2">e</text:span><text:span text:style-name="T3">s</text:span><text:span text:style-name="T4">.</text:span>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X</text:p>
          </table:table-cell>
          <table:table-cell table:style-name="ce18" office:value-type="string" calcext:value-type="string">
            <text:p>En el hover de los botones ("Go" y "3 Reasons To Purchase") se debe incluir una transición que dejamos a vuestra elección </text:p>
            <text:p>(por ejemplo: color, tamaño, etc.)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table:style-name="ce16" office:value-type="string" calcext:value-type="string">
            <text:p><text:span text:style-name="T1">BON</text:span><text:span text:style-name="T6">U</text:span><text:span text:style-name="T5">S</text:span><text:span text:style-name="T4">: </text:span><text:span text:style-name="T2">hace</text:span><text:span text:style-name="T3">r un</text:span><text:span text:style-name="T2">a </text:span><text:span text:style-name="T3">p</text:span><text:span text:style-name="T2">e</text:span><text:span text:style-name="T3">qu</text:span><text:span text:style-name="T2">e</text:span><text:span text:style-name="T3">ñ</text:span><text:span text:style-name="T2">a a</text:span><text:span text:style-name="T3">n</text:span><text:span text:style-name="T2">i</text:span><text:span text:style-name="T3">m</text:span><text:span text:style-name="T2">aci</text:span><text:span text:style-name="T3">ón </text:span><text:span text:style-name="T2">e</text:span><text:span text:style-name="T3">n </text:span><text:span text:style-name="T2">el b</text:span><text:span text:style-name="T3">otón </text:span><text:span text:style-name="T2">del f</text:span><text:span text:style-name="T3">oot</text:span><text:span text:style-name="T2">e</text:span><text:span text:style-name="T3">r</text:span><text:span text:style-name="T4">.</text:span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8" office:value-type="string" calcext:value-type="string">
            <text:p>Esté publicada en GitHub Pages y esté funcionando, para lo cual tendréis que subir el código, también a la carpeta docs/ del repositorio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6" office:value-type="string" calcext:value-type="string">
            <text:p>El enlace a GitHub Pages esté en la página página principal del repositorio, en la parte superior, al lado de la descripción.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8" office:value-type="string" calcext:value-type="string">
            <text:p>GENERAL</text:p>
          </table:table-cell>
          <table:table-cell table:style-name="ce28" table:number-columns-repeated="1021"/>
          <table:table-cell table:style-name="ce30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Usar una estructura adecuada de ficheros y carpetas para un proyecto web, y enlazar bien los distintos ficheros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20" office:value-type="string" calcext:value-type="string">
            <text:p><text:span text:style-name="T7">U</text:span><text:span text:style-name="T8">so </text:span><text:span text:style-name="T9">de c</text:span><text:span text:style-name="T8">ontro</text:span><text:span text:style-name="T9">l de </text:span><text:span text:style-name="T8">v</text:span><text:span text:style-name="T9">e</text:span><text:span text:style-name="T8">rs</text:span><text:span text:style-name="T9">i</text:span><text:span text:style-name="T8">on</text:span><text:span text:style-name="T9">e</text:span><text:span text:style-name="T8">s </text:span><text:span text:style-name="T10">c</text:span><text:span text:style-name="T11">on r</text:span><text:span text:style-name="T10">a</text:span><text:span text:style-name="T11">m</text:span><text:span text:style-name="T10">a</text:span><text:span text:style-name="T11">s </text:span><text:span text:style-name="T8">p</text:span><text:span text:style-name="T9">a</text:span><text:span text:style-name="T8">r</text:span><text:span text:style-name="T9">a </text:span><text:span text:style-name="T8">m</text:span><text:span text:style-name="T9">a</text:span><text:span text:style-name="T8">n</text:span><text:span text:style-name="T9">eja</text:span><text:span text:style-name="T8">r un proy</text:span><text:span text:style-name="T9">ec</text:span><text:span text:style-name="T8">to </text:span><text:span text:style-name="T9">de c</text:span><text:span text:style-name="T8">ó</text:span><text:span text:style-name="T9">dig</text:span><text:span text:style-name="T8">o</text:span><text:span text:style-name="T12">.</text:span></text:p>
          </table:table-cell>
          <table:table-cell table:style-name="ce22" table:number-columns-repeated="1021"/>
          <table:table-cell table:style-name="ce24"/>
        </table:table-row>
        <table:table-row table:style-name="ro1">
          <table:table-cell table:style-name="ce3"/>
          <table:table-cell table:style-name="ce8" office:value-type="string" calcext:value-type="string">
            <text:p>HTML</text:p>
          </table:table-cell>
          <table:table-cell table:style-name="ce28" table:number-columns-repeated="1021"/>
          <table:table-cell table:style-name="ce30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<text:span text:style-name="T13">T</text:span><text:span text:style-name="T14">e</text:span><text:span text:style-name="T15">n</text:span><text:span text:style-name="T14">e</text:span><text:span text:style-name="T15">r </text:span><text:span text:style-name="T14">el c</text:span><text:span text:style-name="T15">ó</text:span><text:span text:style-name="T14">dig</text:span><text:span text:style-name="T15">o p</text:span><text:span text:style-name="T14">e</text:span><text:span text:style-name="T15">r</text:span><text:span text:style-name="T14">fec</text:span><text:span text:style-name="T15">t</text:span><text:span text:style-name="T14">a</text:span><text:span text:style-name="T15">m</text:span><text:span text:style-name="T14">e</text:span><text:span text:style-name="T15">nt</text:span><text:span text:style-name="T14">e i</text:span><text:span text:style-name="T15">n</text:span><text:span text:style-name="T14">de</text:span><text:span text:style-name="T15">nt</text:span><text:span text:style-name="T14">ad</text:span><text:span text:style-name="T15">o</text:span><text:span text:style-name="T16">*</text:span><text:span text:style-name="T17">.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<text:span text:style-name="T13">C</text:span><text:span text:style-name="T15">r</text:span><text:span text:style-name="T14">ea</text:span><text:span text:style-name="T15">r </text:span><text:span text:style-name="T14">c</text:span><text:span text:style-name="T15">ó</text:span><text:span text:style-name="T14">dig</text:span><text:span text:style-name="T15">o </text:span><text:span text:style-name="T18">HTML </text:span><text:span text:style-name="T14">c</text:span><text:span text:style-name="T15">on s</text:span><text:span text:style-name="T14">i</text:span><text:span text:style-name="T15">nt</text:span><text:span text:style-name="T14">a</text:span><text:span text:style-name="T15">x</text:span><text:span text:style-name="T14">i</text:span><text:span text:style-name="T15">s </text:span><text:span text:style-name="T14">c</text:span><text:span text:style-name="T15">orr</text:span><text:span text:style-name="T14">ec</text:span><text:span text:style-name="T15">t</text:span><text:span text:style-name="T14">a</text:span><text:span text:style-name="T19">, </text:span><text:span text:style-name="T14">bie</text:span><text:span text:style-name="T15">n </text:span><text:span text:style-name="T14">e</text:span><text:span text:style-name="T15">stru</text:span><text:span text:style-name="T14">c</text:span><text:span text:style-name="T15">tur</text:span><text:span text:style-name="T14">ad</text:span><text:span text:style-name="T15">o</text:span><text:span text:style-name="T16">*</text:span><text:span text:style-name="T17">.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<text:span text:style-name="T20">U</text:span><text:span text:style-name="T15">s</text:span><text:span text:style-name="T14">a</text:span><text:span text:style-name="T15">r </text:span><text:span text:style-name="T14">e</text:span><text:span text:style-name="T15">t</text:span><text:span text:style-name="T14">i</text:span><text:span text:style-name="T15">qu</text:span><text:span text:style-name="T14">e</text:span><text:span text:style-name="T15">t</text:span><text:span text:style-name="T14">a</text:span><text:span text:style-name="T15">s </text:span><text:span text:style-name="T18">HTML </text:span><text:span text:style-name="T15">s</text:span><text:span text:style-name="T14">e</text:span><text:span text:style-name="T15">m</text:span><text:span text:style-name="T14">á</text:span><text:span text:style-name="T15">nt</text:span><text:span text:style-name="T14">ica</text:span><text:span text:style-name="T15">s </text:span><text:span text:style-name="T14">adec</text:span><text:span text:style-name="T15">u</text:span><text:span text:style-name="T14">ada</text:span><text:span text:style-name="T15">s p</text:span><text:span text:style-name="T14">a</text:span><text:span text:style-name="T15">r</text:span><text:span text:style-name="T14">a cada </text:span><text:span text:style-name="T15">p</text:span><text:span text:style-name="T14">ie</text:span><text:span text:style-name="T15">z</text:span><text:span text:style-name="T14">a de c</text:span><text:span text:style-name="T15">ont</text:span><text:span text:style-name="T14">e</text:span><text:span text:style-name="T15">n</text:span><text:span text:style-name="T14">id</text:span><text:span text:style-name="T15">o</text:span><text:span text:style-name="T16">*</text:span><text:span text:style-name="T17">.</text:span></text:p>
          </table:table-cell>
          <table:table-cell table:number-columns-repeated="1022"/>
        </table:table-row>
        <table:table-row table:style-name="ro4">
          <table:table-cell table:style-name="ce3"/>
          <table:table-cell table:style-name="ce8" office:value-type="string" calcext:value-type="string">
            <text:p><text:span text:style-name="T21">CSS </text:span><text:span text:style-name="T22">/ </text:span><text:span text:style-name="T23">S</text:span><text:span text:style-name="T24">a</text:span><text:span text:style-name="T25">ss</text:span></text:p>
          </table:table-cell>
          <table:table-cell table:style-name="ce28" table:number-columns-repeated="1021"/>
          <table:table-cell table:style-name="ce30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<text:span text:style-name="T13">T</text:span><text:span text:style-name="T14">e</text:span><text:span text:style-name="T15">n</text:span><text:span text:style-name="T14">e</text:span><text:span text:style-name="T15">r </text:span><text:span text:style-name="T14">el c</text:span><text:span text:style-name="T15">ó</text:span><text:span text:style-name="T14">dig</text:span><text:span text:style-name="T15">o p</text:span><text:span text:style-name="T14">e</text:span><text:span text:style-name="T15">r</text:span><text:span text:style-name="T14">fec</text:span><text:span text:style-name="T15">t</text:span><text:span text:style-name="T14">a</text:span><text:span text:style-name="T15">m</text:span><text:span text:style-name="T14">e</text:span><text:span text:style-name="T15">nt</text:span><text:span text:style-name="T14">e i</text:span><text:span text:style-name="T15">n</text:span><text:span text:style-name="T14">de</text:span><text:span text:style-name="T15">nt</text:span><text:span text:style-name="T14">ad</text:span><text:span text:style-name="T15">o</text:span><text:span text:style-name="T16">*</text:span><text:span text:style-name="T17">.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<text:span text:style-name="T13">C</text:span><text:span text:style-name="T15">r</text:span><text:span text:style-name="T14">ea</text:span><text:span text:style-name="T15">r </text:span><text:span text:style-name="T14">c</text:span><text:span text:style-name="T15">ó</text:span><text:span text:style-name="T14">dig</text:span><text:span text:style-name="T15">o </text:span><text:span text:style-name="T18">S</text:span><text:span text:style-name="T14">a</text:span><text:span text:style-name="T15">ss </text:span><text:span text:style-name="T14">c</text:span><text:span text:style-name="T15">on s</text:span><text:span text:style-name="T14">i</text:span><text:span text:style-name="T15">nt</text:span><text:span text:style-name="T14">a</text:span><text:span text:style-name="T15">x</text:span><text:span text:style-name="T14">i</text:span><text:span text:style-name="T15">s </text:span><text:span text:style-name="T14">c</text:span><text:span text:style-name="T15">orr</text:span><text:span text:style-name="T14">ec</text:span><text:span text:style-name="T15">t</text:span><text:span text:style-name="T14">a</text:span><text:span text:style-name="T19">, </text:span><text:span text:style-name="T14">bie</text:span><text:span text:style-name="T15">n </text:span><text:span text:style-name="T14">e</text:span><text:span text:style-name="T15">stru</text:span><text:span text:style-name="T14">c</text:span><text:span text:style-name="T15">tur</text:span><text:span text:style-name="T14">ad</text:span><text:span text:style-name="T15">o</text:span><text:span text:style-name="T16">*</text:span><text:span text:style-name="T17">.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string" calcext:value-type="string">
            <text:p><text:span text:style-name="T20">U</text:span><text:span text:style-name="T15">s</text:span><text:span text:style-name="T14">a</text:span><text:span text:style-name="T15">r </text:span><text:span text:style-name="T14">alg</text:span><text:span text:style-name="T15">un</text:span><text:span text:style-name="T14">a</text:span><text:span text:style-name="T15">s </text:span><text:span text:style-name="T14">ca</text:span><text:span text:style-name="T15">r</text:span><text:span text:style-name="T14">ac</text:span><text:span text:style-name="T15">t</text:span><text:span text:style-name="T14">e</text:span><text:span text:style-name="T15">r</text:span><text:span text:style-name="T14">í</text:span><text:span text:style-name="T15">st</text:span><text:span text:style-name="T14">ica</text:span><text:span text:style-name="T15">s </text:span><text:span text:style-name="T14">de </text:span><text:span text:style-name="T18">S</text:span><text:span text:style-name="T14">a</text:span><text:span text:style-name="T15">ss </text:span><text:span text:style-name="T14">c</text:span><text:span text:style-name="T15">omo v</text:span><text:span text:style-name="T14">a</text:span><text:span text:style-name="T15">r</text:span><text:span text:style-name="T14">iable</text:span><text:span text:style-name="T15">s</text:span><text:span text:style-name="T19">, </text:span><text:span text:style-name="T14">a</text:span><text:span text:style-name="T15">n</text:span><text:span text:style-name="T14">idaci</text:span><text:span text:style-name="T15">ón y p</text:span><text:span text:style-name="T14">a</text:span><text:span text:style-name="T15">r</text:span><text:span text:style-name="T14">ciale</text:span><text:span text:style-name="T15">s</text:span><text:span text:style-name="T19">.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string" calcext:value-type="string">
            <text:p><text:span text:style-name="T20">U</text:span><text:span text:style-name="T15">s</text:span><text:span text:style-name="T14">a</text:span><text:span text:style-name="T15">r </text:span><text:span text:style-name="T14">c</text:span><text:span text:style-name="T15">ó</text:span><text:span text:style-name="T14">dig</text:span><text:span text:style-name="T15">o </text:span><text:span text:style-name="T18">CSS </text:span><text:span text:style-name="T15">qu</text:span><text:span text:style-name="T14">e </text:span><text:span text:style-name="T15">us</text:span><text:span text:style-name="T14">a de f</text:span><text:span text:style-name="T15">orm</text:span><text:span text:style-name="T14">a i</text:span><text:span text:style-name="T15">nt</text:span><text:span text:style-name="T14">e</text:span><text:span text:style-name="T15">ns</text:span><text:span text:style-name="T14">i</text:span><text:span text:style-name="T15">v</text:span><text:span text:style-name="T14">a </text:span><text:span text:style-name="T15">s</text:span><text:span text:style-name="T14">elec</text:span><text:span text:style-name="T15">tor</text:span><text:span text:style-name="T14">e</text:span><text:span text:style-name="T15">s </text:span><text:span text:style-name="T14">de cla</text:span><text:span text:style-name="T15">s</text:span><text:span text:style-name="T14">e</text:span><text:span text:style-name="T19">. </text:span><text:span text:style-name="T18">N</text:span><text:span text:style-name="T15">o us</text:span><text:span text:style-name="T14">a</text:span><text:span text:style-name="T15">r s</text:span><text:span text:style-name="T14">elec</text:span><text:span text:style-name="T15">tor</text:span><text:span text:style-name="T14">e</text:span><text:span text:style-name="T15">s </text:span><text:span text:style-name="T14">de e</text:span><text:span text:style-name="T15">t</text:span><text:span text:style-name="T14">i</text:span><text:span text:style-name="T15">qu</text:span><text:span text:style-name="T14">e</text:span><text:span text:style-name="T15">t</text:span><text:span text:style-name="T14">a </text:span><text:span text:style-name="T15">n</text:span><text:span text:style-name="T14">i de id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<text:span text:style-name="T20">U</text:span><text:span text:style-name="T15">s</text:span><text:span text:style-name="T14">a</text:span><text:span text:style-name="T15">r s</text:span><text:span text:style-name="T14">elec</text:span><text:span text:style-name="T15">tor</text:span><text:span text:style-name="T14">e</text:span><text:span text:style-name="T15">s </text:span><text:span text:style-name="T14">de cla</text:span><text:span text:style-name="T15">s</text:span><text:span text:style-name="T14">e e</text:span><text:span text:style-name="T15">n </text:span><text:span text:style-name="T14">i</text:span><text:span text:style-name="T15">n</text:span><text:span text:style-name="T14">glé</text:span><text:span text:style-name="T15">s</text:span><text:span text:style-name="T16">*</text:span><text:span text:style-name="T17">.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<text:span text:style-name="T20">U</text:span><text:span text:style-name="T15">s</text:span><text:span text:style-name="T14">a</text:span><text:span text:style-name="T15">r </text:span><text:span text:style-name="T14">el </text:span><text:span text:style-name="T15">mo</text:span><text:span text:style-name="T14">del</text:span><text:span text:style-name="T15">o </text:span><text:span text:style-name="T14">de caja de </text:span><text:span text:style-name="T18">CSS </text:span><text:span text:style-name="T14">de f</text:span><text:span text:style-name="T15">orm</text:span><text:span text:style-name="T14">a adec</text:span><text:span text:style-name="T15">u</text:span><text:span text:style-name="T14">ada </text:span><text:span text:style-name="T15">p</text:span><text:span text:style-name="T14">a</text:span><text:span text:style-name="T15">r</text:span><text:span text:style-name="T14">a e</text:span><text:span text:style-name="T15">sp</text:span><text:span text:style-name="T14">ecifica</text:span><text:span text:style-name="T15">r t</text:span><text:span text:style-name="T14">a</text:span><text:span text:style-name="T15">m</text:span><text:span text:style-name="T14">a</text:span><text:span text:style-name="T15">ño</text:span><text:span text:style-name="T19">, </text:span><text:span text:style-name="T15">r</text:span><text:span text:style-name="T14">elle</text:span><text:span text:style-name="T15">no y m</text:span><text:span text:style-name="T14">á</text:span><text:span text:style-name="T15">r</text:span><text:span text:style-name="T14">ge</text:span><text:span text:style-name="T15">n</text:span><text:span text:style-name="T14">e</text:span><text:span text:style-name="T15">s</text:span><text:span text:style-name="T16">*</text:span><text:span text:style-name="T17">.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string" calcext:value-type="string">
            <text:p><text:span text:style-name="T20">U</text:span><text:span text:style-name="T15">s</text:span><text:span text:style-name="T14">a</text:span><text:span text:style-name="T15">r </text:span><text:span text:style-name="T14">e</text:span><text:span text:style-name="T15">st</text:span><text:span text:style-name="T14">il</text:span><text:span text:style-name="T15">os </text:span><text:span text:style-name="T14">de </text:span><text:span text:style-name="T15">t</text:span><text:span text:style-name="T14">e</text:span><text:span text:style-name="T15">xto y </text:span><text:span text:style-name="T14">f</text:span><text:span text:style-name="T15">on</text:span><text:span text:style-name="T14">d</text:span><text:span text:style-name="T15">o p</text:span><text:span text:style-name="T14">a</text:span><text:span text:style-name="T15">r</text:span><text:span text:style-name="T14">a di</text:span><text:span text:style-name="T15">st</text:span><text:span text:style-name="T14">i</text:span><text:span text:style-name="T15">ntos t</text:span><text:span text:style-name="T14">i</text:span><text:span text:style-name="T15">pos </text:span><text:span text:style-name="T14">de ele</text:span><text:span text:style-name="T15">m</text:span><text:span text:style-name="T14">e</text:span><text:span text:style-name="T15">ntos</text:span><text:span text:style-name="T19">.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<text:span text:style-name="T20">U</text:span><text:span text:style-name="T15">s</text:span><text:span text:style-name="T14">a</text:span><text:span text:style-name="T15">r </text:span><text:span text:style-name="T14">fle</text:span><text:span text:style-name="T15">x</text:span><text:span text:style-name="T14">b</text:span><text:span text:style-name="T15">ox </text:span><text:span text:style-name="T14">de f</text:span><text:span text:style-name="T15">orm</text:span><text:span text:style-name="T14">a adec</text:span><text:span text:style-name="T15">u</text:span><text:span text:style-name="T14">ada </text:span><text:span text:style-name="T15">p</text:span><text:span text:style-name="T14">a</text:span><text:span text:style-name="T15">r</text:span><text:span text:style-name="T14">a </text:span><text:span text:style-name="T15">or</text:span><text:span text:style-name="T14">ga</text:span><text:span text:style-name="T15">n</text:span><text:span text:style-name="T14">i</text:span><text:span text:style-name="T15">z</text:span><text:span text:style-name="T14">a</text:span><text:span text:style-name="T15">r </text:span><text:span text:style-name="T14">ele</text:span><text:span text:style-name="T15">m</text:span><text:span text:style-name="T14">e</text:span><text:span text:style-name="T15">nto </text:span><text:span text:style-name="T14">e</text:span><text:span text:style-name="T15">n </text:span><text:span text:style-name="T14">caja</text:span><text:span text:style-name="T15">s </text:span><text:span text:style-name="T14">fle</text:span><text:span text:style-name="T15">x</text:span><text:span text:style-name="T14">ible</text:span><text:span text:style-name="T15">s</text:span><text:span text:style-name="T16">*</text:span><text:span text:style-name="T17">.</text:span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<text:span text:style-name="T20">U</text:span><text:span text:style-name="T15">s</text:span><text:span text:style-name="T14">a</text:span><text:span text:style-name="T15">r m</text:span><text:span text:style-name="T14">edia </text:span><text:span text:style-name="T15">qu</text:span><text:span text:style-name="T14">e</text:span><text:span text:style-name="T15">r</text:span><text:span text:style-name="T14">ie</text:span><text:span text:style-name="T15">s p</text:span><text:span text:style-name="T14">a</text:span><text:span text:style-name="T15">r</text:span><text:span text:style-name="T14">a </text:span><text:span text:style-name="T15">qu</text:span><text:span text:style-name="T14">e l</text:span><text:span text:style-name="T15">os </text:span><text:span text:style-name="T14">di</text:span><text:span text:style-name="T15">s</text:span><text:span text:style-name="T14">e</text:span><text:span text:style-name="T15">ños s</text:span><text:span text:style-name="T14">e aj</text:span><text:span text:style-name="T15">ust</text:span><text:span text:style-name="T14">e</text:span><text:span text:style-name="T15">n </text:span><text:span text:style-name="T14">a di</text:span><text:span text:style-name="T15">st</text:span><text:span text:style-name="T14">i</text:span><text:span text:style-name="T15">ntos t</text:span><text:span text:style-name="T14">a</text:span><text:span text:style-name="T15">m</text:span><text:span text:style-name="T14">a</text:span><text:span text:style-name="T15">ños </text:span><text:span text:style-name="T14">de di</text:span><text:span text:style-name="T15">spos</text:span><text:span text:style-name="T14">i</text:span><text:span text:style-name="T15">t</text:span><text:span text:style-name="T14">i</text:span><text:span text:style-name="T15">vo</text:span><text:span text:style-name="T16">*</text:span><text:span text:style-name="T17">.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string" calcext:value-type="string">
            <text:p>U<text:span text:style-name="T26">s</text:span><text:span text:style-name="T14">a</text:span><text:span text:style-name="T15">r pos</text:span><text:span text:style-name="T14">ici</text:span><text:span text:style-name="T15">on</text:span><text:span text:style-name="T14">a</text:span><text:span text:style-name="T15">m</text:span><text:span text:style-name="T14">ie</text:span><text:span text:style-name="T15">nto p</text:span><text:span text:style-name="T14">a</text:span><text:span text:style-name="T15">r</text:span><text:span text:style-name="T14">a e</text:span><text:span text:style-name="T15">mp</text:span><text:span text:style-name="T14">la</text:span><text:span text:style-name="T15">z</text:span><text:span text:style-name="T14">a</text:span><text:span text:style-name="T15">r </text:span><text:span text:style-name="T14">ele</text:span><text:span text:style-name="T15">m</text:span><text:span text:style-name="T14">e</text:span><text:span text:style-name="T15">ntos </text:span><text:span text:style-name="T14">fij</text:span><text:span text:style-name="T15">os y </text:span><text:span text:style-name="T14">ab</text:span><text:span text:style-name="T15">so</text:span><text:span text:style-name="T14">l</text:span><text:span text:style-name="T15">utos </text:span><text:span text:style-name="T14">e</text:span><text:span text:style-name="T15">n </text:span><text:span text:style-name="T14">la </text:span><text:span text:style-name="T15">p</text:span><text:span text:style-name="T14">a</text:span><text:span text:style-name="T15">nt</text:span><text:span text:style-name="T14">alla</text:span><text:span text:style-name="T19">.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string" calcext:value-type="string">
            <text:p>U<text:span text:style-name="T26">s</text:span><text:span text:style-name="T14">a</text:span><text:span text:style-name="T15">r </text:span><text:span text:style-name="T18">CSS </text:span><text:span text:style-name="T14">g</text:span><text:span text:style-name="T15">r</text:span><text:span text:style-name="T14">id </text:span><text:span text:style-name="T15">p</text:span><text:span text:style-name="T14">a</text:span><text:span text:style-name="T15">r</text:span><text:span text:style-name="T14">a e</text:span><text:span text:style-name="T15">mp</text:span><text:span text:style-name="T14">la</text:span><text:span text:style-name="T15">z</text:span><text:span text:style-name="T14">a</text:span><text:span text:style-name="T15">r </text:span><text:span text:style-name="T14">ele</text:span><text:span text:style-name="T15">m</text:span><text:span text:style-name="T14">e</text:span><text:span text:style-name="T15">ntos us</text:span><text:span text:style-name="T14">a</text:span><text:span text:style-name="T15">n</text:span><text:span text:style-name="T14">d</text:span><text:span text:style-name="T15">o un</text:span><text:span text:style-name="T14">a </text:span><text:span text:style-name="T15">r</text:span><text:span text:style-name="T14">ejilla</text:span><text:span text:style-name="T19">.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string" calcext:value-type="string">
            <text:p><text:span text:style-name="T20">U</text:span><text:span text:style-name="T15">s</text:span><text:span text:style-name="T14">a</text:span><text:span text:style-name="T15">r tr</text:span><text:span text:style-name="T14">a</text:span><text:span text:style-name="T15">ns</text:span><text:span text:style-name="T14">ici</text:span><text:span text:style-name="T15">on</text:span><text:span text:style-name="T14">e</text:span><text:span text:style-name="T15">s </text:span><text:span text:style-name="T18">CSS </text:span><text:span text:style-name="T15">p</text:span><text:span text:style-name="T14">a</text:span><text:span text:style-name="T15">r</text:span><text:span text:style-name="T14">a d</text:span><text:span text:style-name="T15">ot</text:span><text:span text:style-name="T14">a</text:span><text:span text:style-name="T15">r </text:span><text:span text:style-name="T14">de di</text:span><text:span text:style-name="T15">n</text:span><text:span text:style-name="T14">a</text:span><text:span text:style-name="T15">m</text:span><text:span text:style-name="T14">i</text:span><text:span text:style-name="T15">smo </text:span><text:span text:style-name="T14">a </text:span><text:span text:style-name="T15">un proy</text:span><text:span text:style-name="T14">ec</text:span><text:span text:style-name="T15">to w</text:span><text:span text:style-name="T14">eb</text:span><text:span text:style-name="T19">.</text:span></text:p>
          </table:table-cell>
          <table:table-cell table:number-columns-repeated="1022"/>
        </table:table-row>
        <table:table-row table:style-name="ro4">
          <table:table-cell table:style-name="ce3"/>
          <table:table-cell table:style-name="ce8" office:value-type="string" calcext:value-type="string">
            <text:p><text:span text:style-name="T27">I</text:span><text:span text:style-name="T28">ssu</text:span><text:span text:style-name="T29">e</text:span><text:span text:style-name="T28">s</text:span></text:p>
          </table:table-cell>
          <table:table-cell table:style-name="ce28" table:number-columns-repeated="1021"/>
          <table:table-cell table:style-name="ce30"/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string" calcext:value-type="string">
            <text:p><text:span text:style-name="T13">H</text:span><text:span text:style-name="T14">abe</text:span><text:span text:style-name="T15">r r</text:span><text:span text:style-name="T14">e</text:span><text:span text:style-name="T15">su</text:span><text:span text:style-name="T14">el</text:span><text:span text:style-name="T15">to </text:span><text:span text:style-name="T14">la</text:span><text:span text:style-name="T15">s </text:span><text:span text:style-name="T14">i</text:span><text:span text:style-name="T15">ssu</text:span><text:span text:style-name="T14">e</text:span><text:span text:style-name="T15">s </text:span><text:span text:style-name="T14">de la e</text:span><text:span text:style-name="T15">v</text:span><text:span text:style-name="T14">al</text:span><text:span text:style-name="T15">u</text:span><text:span text:style-name="T14">aci</text:span><text:span text:style-name="T15">ón </text:span><text:span text:style-name="T14">i</text:span><text:span text:style-name="T15">nt</text:span><text:span text:style-name="T14">e</text:span><text:span text:style-name="T15">rm</text:span><text:span text:style-name="T14">edia a</text:span><text:span text:style-name="T15">nt</text:span><text:span text:style-name="T14">e</text:span><text:span text:style-name="T15">s </text:span><text:span text:style-name="T14">del i</text:span><text:span text:style-name="T15">n</text:span><text:span text:style-name="T14">ici</text:span><text:span text:style-name="T15">o </text:span><text:span text:style-name="T14">de la e</text:span><text:span text:style-name="T15">v</text:span><text:span text:style-name="T14">al</text:span><text:span text:style-name="T15">u</text:span><text:span text:style-name="T14">aci</text:span><text:span text:style-name="T15">ón</text:span><text:span text:style-name="T19">.</text:span>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3Font_10" svg:font-family="T3Font_10" style:font-family-generic="swiss"/>
    <style:font-face style:name="T3Font_11" svg:font-family="T3Font_11" style:font-family-generic="swiss"/>
    <style:font-face style:name="T3Font_15" svg:font-family="T3Font_15" style:font-family-generic="swiss"/>
    <style:font-face style:name="T3Font_16" svg:font-family="T3Font_16" style:font-family-generic="swiss"/>
    <style:font-face style:name="T3Font_17" svg:font-family="T3Font_17" style:font-family-generic="swiss"/>
    <style:font-face style:name="T3Font_21" svg:font-family="T3Font_21" style:font-family-generic="swiss"/>
    <style:font-face style:name="T3Font_4" svg:font-family="T3Font_4" style:font-family-generic="swiss"/>
    <style:font-face style:name="T3Font_5" svg:font-family="T3Font_5" style:font-family-generic="swiss"/>
    <style:font-face style:name="T3Font_6" svg:font-family="T3Font_6" style:font-family-generic="swiss"/>
    <style:font-face style:name="T3Font_7" svg:font-family="T3Font_7" style:font-family-generic="swiss"/>
    <style:font-face style:name="T3Font_8" svg:font-family="T3Font_8" style:font-family-generic="swiss"/>
    <style:font-face style:name="T3Font_9" svg:font-family="T3Font_9" style:font-family-generic="swiss"/>
    <style:font-face style:name="Lato Medium" svg:font-family="'Lato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09:54:07.43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17:17:20.513000000</meta:creation-date>
    <dc:date>2021-07-30T09:55:18.163000000</dc:date>
    <meta:editing-duration>PT2H35M33S</meta:editing-duration>
    <meta:editing-cycles>15</meta:editing-cycles>
    <meta:generator>LibreOffice/5.4.4.2$Windows_X86_64 LibreOffice_project/2524958677847fb3bb44820e40380acbe820f960</meta:generator>
    <meta:document-statistic meta:table-count="1" meta:cell-count="69" meta:object-count="0"/>
  </office:meta>
</office:document-meta>
</file>